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42810" table:style-name="ce6">
            <text:p>42,810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5892" table:style-name="ce6">
            <text:p>15,892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27098" table:style-name="ce6">
            <text:p>127,098<text:s/></text:p>
          </table:table-cell>
          <table:table-cell office:value-type="float" office:value="45185" table:style-name="ce6">
            <text:p>45,185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34463" table:style-name="ce6">
            <text:p>34,46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36101" table:style-name="ce6">
            <text:p>36,101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68658" table:style-name="ce6">
            <text:p>68,65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53318" table:style-name="ce6">
            <text:p>53,318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035" table:style-name="ce6">
            <text:p>3,035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13229" table:style-name="ce6">
            <text:p>113,229<text:s/></text:p>
          </table:table-cell>
          <table:table-cell office:value-type="float" office:value="35800" table:style-name="ce6">
            <text:p>35,800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51557" table:style-name="ce6">
            <text:p>51,55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40009" table:style-name="ce6">
            <text:p>40,009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30463" table:style-name="ce6">
            <text:p>30,463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05722" table:style-name="ce6">
            <text:p>105,722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37278" table:style-name="ce6">
            <text:p>37,278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48374" table:style-name="ce6">
            <text:p>48,374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56521" table:style-name="ce6">
            <text:p>56,521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36848" table:style-name="ce6">
            <text:p>36,848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022" table:style-name="ce6">
            <text:p>4,022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32259" table:style-name="ce6">
            <text:p>32,259<text:s/></text:p>
          </table:table-cell>
          <table:table-cell office:value-type="float" office:value="23834" table:style-name="ce6">
            <text:p>23,834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03672" table:style-name="ce6">
            <text:p>103,672<text:s/></text:p>
          </table:table-cell>
          <table:table-cell office:value-type="float" office:value="37204" table:style-name="ce6">
            <text:p>37,204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49175" table:style-name="ce6">
            <text:p>49,175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31338" table:style-name="ce6">
            <text:p>31,338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57724" table:style-name="ce6">
            <text:p>57,724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19227" table:style-name="ce6">
            <text:p>19,22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44169" table:style-name="ce6">
            <text:p>44,169<text:s/></text:p>
          </table:table-cell>
          <table:table-cell office:value-type="float" office:value="40257" table:style-name="ce6">
            <text:p>40,25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0824" table:style-name="ce6">
            <text:p>30,82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05833" table:style-name="ce6">
            <text:p>105,833<text:s/></text:p>
          </table:table-cell>
          <table:table-cell office:value-type="float" office:value="38898" table:style-name="ce6">
            <text:p>38,898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0966" table:style-name="ce6">
            <text:p>30,966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50869" table:style-name="ce6">
            <text:p>50,869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58932" table:style-name="ce6">
            <text:p>58,932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172" table:style-name="ce6">
            <text:p>4,172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43175" table:style-name="ce6">
            <text:p>43,175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33553" table:style-name="ce6">
            <text:p>33,55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33234" table:style-name="ce6">
            <text:p>33,23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112040" table:style-name="ce6">
            <text:p>112,040<text:s/></text:p>
          </table:table-cell>
          <table:table-cell office:value-type="float" office:value="39978" table:style-name="ce6">
            <text:p>39,97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30972" table:style-name="ce6">
            <text:p>30,972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38031" table:style-name="ce6">
            <text:p>38,031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51482" table:style-name="ce6">
            <text:p>51,482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60516" table:style-name="ce6">
            <text:p>60,516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38839" table:style-name="ce6">
            <text:p>38,839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8972" table:style-name="ce6">
            <text:p>28,972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4062" table:style-name="ce6">
            <text:p>4,062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49404" table:style-name="ce6">
            <text:p>49,404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58411" table:style-name="ce6">
            <text:p>158,411<text:s/></text:p>
          </table:table-cell>
          <table:table-cell office:value-type="float" office:value="48377" table:style-name="ce6">
            <text:p>48,377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0854" table:style-name="ce6">
            <text:p>30,85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40788" table:style-name="ce6">
            <text:p>40,788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61579" table:style-name="ce6">
            <text:p>61,579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2673" table:style-name="ce6">
            <text:p>32,673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71185" table:style-name="ce6">
            <text:p>71,185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40714" table:style-name="ce6">
            <text:p>40,714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30786" table:style-name="ce6">
            <text:p>30,786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397" table:style-name="ce6">
            <text:p>4,397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42367" table:style-name="ce6">
            <text:p>42,367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21782" table:style-name="ce6">
            <text:p>121,782<text:s/></text:p>
          </table:table-cell>
          <table:table-cell office:value-type="float" office:value="43178" table:style-name="ce6">
            <text:p>43,178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8550" table:style-name="ce6">
            <text:p>28,550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9277" table:style-name="ce6">
            <text:p>29,277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52731" table:style-name="ce6">
            <text:p>52,731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812" table:style-name="ce6">
            <text:p>2,812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33290" table:style-name="ce6">
            <text:p>33,29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97605" table:style-name="ce6">
            <text:p>97,605<text:s/></text:p>
          </table:table-cell>
          <table:table-cell office:value-type="float" office:value="33675" table:style-name="ce6">
            <text:p>33,675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170" table:style-name="ce6">
            <text:p>2,17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36915" table:style-name="ce6">
            <text:p>36,91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05506" table:style-name="ce6">
            <text:p>105,506<text:s/></text:p>
          </table:table-cell>
          <table:table-cell office:value-type="float" office:value="36245" table:style-name="ce6">
            <text:p>36,245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30814" table:style-name="ce6">
            <text:p>30,81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36873" table:style-name="ce6">
            <text:p>36,873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49770" table:style-name="ce6">
            <text:p>49,770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57122" table:style-name="ce6">
            <text:p>57,12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184" table:style-name="ce6">
            <text:p>4,184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23302" table:style-name="ce6">
            <text:p>23,30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34073" table:style-name="ce6">
            <text:p>34,073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103381" table:style-name="ce6">
            <text:p>103,381<text:s/></text:p>
          </table:table-cell>
          <table:table-cell office:value-type="float" office:value="37404" table:style-name="ce6">
            <text:p>37,404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8971" table:style-name="ce6">
            <text:p>28,971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36481" table:style-name="ce6">
            <text:p>36,481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49190" table:style-name="ce6">
            <text:p>49,190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31193" table:style-name="ce6">
            <text:p>31,193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56940" table:style-name="ce6">
            <text:p>56,94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38181" table:style-name="ce6">
            <text:p>38,181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159" table:style-name="ce6">
            <text:p>4,159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0332" table:style-name="ce6">
            <text:p>30,332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32030" table:style-name="ce6">
            <text:p>32,030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96782" table:style-name="ce6">
            <text:p>96,782<text:s/></text:p>
          </table:table-cell>
          <table:table-cell office:value-type="float" office:value="33980" table:style-name="ce6">
            <text:p>33,980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27420" table:style-name="ce6">
            <text:p>27,420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37091" table:style-name="ce6">
            <text:p>37,09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44947" table:style-name="ce6">
            <text:p>44,947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52020" table:style-name="ce6">
            <text:p>52,02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395" table:style-name="ce6">
            <text:p>35,395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808" table:style-name="ce6">
            <text:p>3,808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35991" table:style-name="ce6">
            <text:p>35,991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90260" table:style-name="ce6">
            <text:p>90,260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32408" table:style-name="ce6">
            <text:p>32,40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39160" table:style-name="ce6">
            <text:p>39,160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47578" table:style-name="ce6">
            <text:p>47,578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32796" table:style-name="ce6">
            <text:p>32,796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03488" table:style-name="ce6">
            <text:p>103,488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32232" table:style-name="ce6">
            <text:p>32,232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48177" table:style-name="ce6">
            <text:p>48,177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5562" table:style-name="ce6">
            <text:p>45,56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116" table:style-name="ce6">
            <text:p>1,116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934" table:style-name="ce6">
            <text:p>93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706" table:style-name="ce6">
            <text:p>706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38026" table:style-name="ce6">
            <text:p>38,026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176" table:style-name="ce6">
            <text:p>2,176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8267" table:style-name="ce6">
            <text:p>28,267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703" table:style-name="ce6">
            <text:p>1,703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14" table:style-name="ce6">
            <text:p>414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571" table:style-name="ce6">
            <text:p>1,57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569" table:style-name="ce6">
            <text:p>1,569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36" table:style-name="ce6">
            <text:p>1,436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388" table:style-name="ce6">
            <text:p>388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63" table:style-name="ce6">
            <text:p>163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499" table:style-name="ce6">
            <text:p>499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357" table:style-name="ce6">
            <text:p>357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39" table:style-name="ce6">
            <text:p>13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02" table:style-name="ce6">
            <text:p>10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15" table:style-name="ce6">
            <text:p>115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99" table:style-name="ce6">
            <text:p>199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232" table:style-name="ce6">
            <text:p>232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363" table:style-name="ce6">
            <text:p>363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443" table:style-name="ce6">
            <text:p>1,443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34" table:style-name="ce6">
            <text:p>334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342" table:style-name="ce6">
            <text:p>1,342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00" table:style-name="ce6">
            <text:p>90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340" table:style-name="ce6">
            <text:p>1,340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63" table:style-name="ce6">
            <text:p>1,363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69" table:style-name="ce6">
            <text:p>36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418" table:style-name="ce6">
            <text:p>418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71" table:style-name="ce6">
            <text:p>37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166" table:style-name="ce6">
            <text:p>166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142" table:style-name="ce6">
            <text:p>142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260" table:style-name="ce6">
            <text:p>26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109" table:style-name="ce6">
            <text:p>109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22" table:style-name="ce6">
            <text:p>122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336" table:style-name="ce6">
            <text:p>336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32" table:style-name="ce6">
            <text:p>1,432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42814" table:style-name="ce6">
            <text:p>42,81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28980" table:style-name="ce6">
            <text:p>28,980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28470" table:style-name="ce6">
            <text:p>128,470<text:s/></text:p>
          </table:table-cell>
          <table:table-cell office:value-type="float" office:value="43866" table:style-name="ce6">
            <text:p>43,86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0922" table:style-name="ce6">
            <text:p>30,922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65834" table:style-name="ce6">
            <text:p>65,834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27049" table:style-name="ce6">
            <text:p>27,049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51872" table:style-name="ce6">
            <text:p>51,872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094" table:style-name="ce6">
            <text:p>3,094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33664" table:style-name="ce6">
            <text:p>33,664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34008" table:style-name="ce6">
            <text:p>134,008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52505" table:style-name="ce6">
            <text:p>52,505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3798" table:style-name="ce6">
            <text:p>43,79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115" table:style-name="ce6">
            <text:p>2,11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37992" table:style-name="ce6">
            <text:p>37,992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31475" table:style-name="ce6">
            <text:p>31,475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0023" table:style-name="ce6">
            <text:p>20,023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17726" table:style-name="ce6">
            <text:p>117,726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49605" table:style-name="ce6">
            <text:p>49,605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4855" table:style-name="ce6">
            <text:p>54,85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36108" table:style-name="ce6">
            <text:p>36,108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764" table:style-name="ce6">
            <text:p>3,764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39658" table:style-name="ce6">
            <text:p>39,658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06548" table:style-name="ce6">
            <text:p>106,548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32846" table:style-name="ce6">
            <text:p>32,846<text:s/></text:p>
          </table:table-cell>
          <table:table-cell office:value-type="float" office:value="39884" table:style-name="ce6">
            <text:p>39,884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50089" table:style-name="ce6">
            <text:p>50,089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30454" table:style-name="ce6">
            <text:p>30,454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55527" table:style-name="ce6">
            <text:p>55,527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6991" table:style-name="ce6">
            <text:p>36,991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3998" table:style-name="ce6">
            <text:p>3,998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40301" table:style-name="ce6">
            <text:p>40,301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32815" table:style-name="ce6">
            <text:p>32,8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33379" table:style-name="ce6">
            <text:p>33,37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107409" table:style-name="ce6">
            <text:p>107,409<text:s/></text:p>
          </table:table-cell>
          <table:table-cell office:value-type="float" office:value="38282" table:style-name="ce6">
            <text:p>38,282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40233" table:style-name="ce6">
            <text:p>40,233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51638" table:style-name="ce6">
            <text:p>51,638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56872" table:style-name="ce6">
            <text:p>56,872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38633" table:style-name="ce6">
            <text:p>38,63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53" table:style-name="ce6">
            <text:p>4,053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40600" table:style-name="ce6">
            <text:p>40,600<text:s/></text:p>
          </table:table-cell>
          <table:table-cell office:value-type="float" office:value="41360" table:style-name="ce6">
            <text:p>41,360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35279" table:style-name="ce6">
            <text:p>35,279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10532" table:style-name="ce6">
            <text:p>110,532<text:s/></text:p>
          </table:table-cell>
          <table:table-cell office:value-type="float" office:value="39570" table:style-name="ce6">
            <text:p>39,570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34360" table:style-name="ce6">
            <text:p>34,360<text:s/></text:p>
          </table:table-cell>
          <table:table-cell office:value-type="float" office:value="40414" table:style-name="ce6">
            <text:p>40,41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51912" table:style-name="ce6">
            <text:p>51,912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58115" table:style-name="ce6">
            <text:p>58,115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7765" table:style-name="ce6">
            <text:p>37,76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989" table:style-name="ce6">
            <text:p>3,989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42122" table:style-name="ce6">
            <text:p>42,122<text:s/></text:p>
          </table:table-cell>
          <table:table-cell office:value-type="float" office:value="48763" table:style-name="ce6">
            <text:p>48,763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559" table:style-name="ce6">
            <text:p>35,559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135415" table:style-name="ce6">
            <text:p>135,415<text:s/></text:p>
          </table:table-cell>
          <table:table-cell office:value-type="float" office:value="46688" table:style-name="ce6">
            <text:p>46,688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0985" table:style-name="ce6">
            <text:p>30,985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32084" table:style-name="ce6">
            <text:p>32,08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42906" table:style-name="ce6">
            <text:p>42,906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60293" table:style-name="ce6">
            <text:p>60,293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66157" table:style-name="ce6">
            <text:p>66,157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8810" table:style-name="ce6">
            <text:p>38,810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30027" table:style-name="ce6">
            <text:p>30,027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512" table:style-name="ce6">
            <text:p>4,512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42377" table:style-name="ce6">
            <text:p>42,37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12446" table:style-name="ce6">
            <text:p>112,446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21741" table:style-name="ce6">
            <text:p>21,74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32053" table:style-name="ce6">
            <text:p>32,053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56062" table:style-name="ce6">
            <text:p>56,062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49814" table:style-name="ce6">
            <text:p>49,81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735" table:style-name="ce6">
            <text:p>2,735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23237" table:style-name="ce6">
            <text:p>123,237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7169" table:style-name="ce6">
            <text:p>17,16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44676" table:style-name="ce6">
            <text:p>44,67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43469" table:style-name="ce6">
            <text:p>43,46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38552" table:style-name="ce6">
            <text:p>38,552<text:s/></text:p>
          </table:table-cell>
          <table:table-cell office:value-type="float" office:value="36868" table:style-name="ce6">
            <text:p>36,868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2457" table:style-name="ce6">
            <text:p>32,457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52" table:style-name="ce6">
            <text:p>121,652<text:s/></text:p>
          </table:table-cell>
          <table:table-cell office:value-type="float" office:value="35732" table:style-name="ce6">
            <text:p>35,732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28807" table:style-name="ce6">
            <text:p>28,807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38877" table:style-name="ce6">
            <text:p>38,877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50487" table:style-name="ce6">
            <text:p>50,487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54661" table:style-name="ce6">
            <text:p>54,661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36393" table:style-name="ce6">
            <text:p>36,393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39630" table:style-name="ce6">
            <text:p>39,630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6383" table:style-name="ce6">
            <text:p>106,383<text:s/></text:p>
          </table:table-cell>
          <table:table-cell office:value-type="float" office:value="37156" table:style-name="ce6">
            <text:p>37,156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9382" table:style-name="ce6">
            <text:p>29,382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39330" table:style-name="ce6">
            <text:p>39,330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50030" table:style-name="ce6">
            <text:p>50,030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0294" table:style-name="ce6">
            <text:p>30,294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54258" table:style-name="ce6">
            <text:p>54,258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32538" table:style-name="ce6">
            <text:p>32,53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97158" table:style-name="ce6">
            <text:p>97,158<text:s/></text:p>
          </table:table-cell>
          <table:table-cell office:value-type="float" office:value="33575" table:style-name="ce6">
            <text:p>33,575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30589" table:style-name="ce6">
            <text:p>30,589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5822" table:style-name="ce6">
            <text:p>45,822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49901" table:style-name="ce6">
            <text:p>49,901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34442" table:style-name="ce6">
            <text:p>34,442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772" table:style-name="ce6">
            <text:p>3,772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80601" table:style-name="ce6">
            <text:p>80,601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45611" table:style-name="ce6">
            <text:p>45,611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589" table:style-name="ce6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32877" table:style-name="ce6">
            <text:p>32,877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8801" table:style-name="ce6">
            <text:p>28,80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91067" table:style-name="ce6">
            <text:p>91,067<text:s/></text:p>
          </table:table-cell>
          <table:table-cell office:value-type="float" office:value="31938" table:style-name="ce6">
            <text:p>31,938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33865" table:style-name="ce6">
            <text:p>33,865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39267" table:style-name="ce6">
            <text:p>39,267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5617" table:style-name="ce6">
            <text:p>45,61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18115" table:style-name="ce6">
            <text:p>18,11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5808" table:style-name="ce6">
            <text:p>35,80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3" table:style-name="ce6">
            <text:p>353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07" table:style-name="ce6">
            <text:p>1,107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513" table:style-name="ce6">
            <text:p>513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605" table:style-name="ce6">
            <text:p>605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39348" table:style-name="ce6">
            <text:p>39,348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129" table:style-name="ce6">
            <text:p>2,129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737" table:style-name="ce6">
            <text:p>1,737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631" table:style-name="ce6">
            <text:p>1,63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574" table:style-name="ce6">
            <text:p>1,574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520" table:style-name="ce6">
            <text:p>1,520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403" table:style-name="ce6">
            <text:p>40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244" table:style-name="ce6">
            <text:p>244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448" table:style-name="ce6">
            <text:p>448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02" table:style-name="ce6">
            <text:p>202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484" table:style-name="ce6">
            <text:p>484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403" table:style-name="ce6">
            <text:p>403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84" table:style-name="ce6">
            <text:p>28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3" table:style-name="ce6">
            <text:p>233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90" table:style-name="ce6">
            <text:p>9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18" table:style-name="ce6">
            <text:p>118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384" table:style-name="ce6">
            <text:p>384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411" table:style-name="ce6">
            <text:p>1,411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998" table:style-name="ce6">
            <text:p>998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384" table:style-name="ce6">
            <text:p>1,384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344" table:style-name="ce6">
            <text:p>1,344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22" table:style-name="ce6">
            <text:p>92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327" table:style-name="ce6">
            <text:p>1,327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59" table:style-name="ce6">
            <text:p>359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45" table:style-name="ce6">
            <text:p>145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38" table:style-name="ce6">
            <text:p>3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0" table:style-name="ce6">
            <text:p>100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19" table:style-name="ce6">
            <text:p>119<text:s/></text:p>
          </table:table-cell>
          <table:table-cell office:value-type="float" office:value="120" table:style-name="ce6">
            <text:p>120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22" table:style-name="ce6">
            <text:p>322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438" table:style-name="ce6">
            <text:p>1,43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6-11T06:32:20Z</meta:creation-date>
    <dc:date>2021-06-11T06:32:43Z</dc:date>
  </office:meta>
</office:document-meta>
</file>